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Entity.getPublished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issue_414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Entity.setPublishedDate( Timestamp published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